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29ced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edbf" officeooo:paragraph-rsid="0026edbf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9ced8" officeooo:paragraph-rsid="0029ced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ced8" officeooo:paragraph-rsid="0029ced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29ced8" officeooo:paragraph-rsid="0029ced8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paragraph-rsid="004269e6"/>
    </style:style>
    <style:style style:name="P13" style:family="paragraph" style:parent-style-name="Standard">
      <style:paragraph-properties fo:text-align="start" style:justify-single-word="false"/>
      <style:text-properties officeooo:paragraph-rsid="0019eb27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6edbf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9ced8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9ced8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bc6db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4269e6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269e6"/>
    </style:style>
    <style:style style:name="P20" style:family="paragraph" style:parent-style-name="Standard" style:list-style-name="L8">
      <style:paragraph-properties fo:text-align="start" style:justify-single-word="false"/>
      <style:text-properties officeooo:paragraph-rsid="00305128"/>
    </style:style>
    <style:style style:name="P21" style:family="paragraph" style:parent-style-name="Standard" style:list-style-name="L8">
      <style:paragraph-properties fo:text-align="start" style:justify-single-word="false"/>
      <style:text-properties officeooo:paragraph-rsid="003395b7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dbf" officeooo:paragraph-rsid="0026edbf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6edbf" officeooo:paragraph-rsid="0026edbf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73316" officeooo:paragraph-rsid="00273316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73316" officeooo:paragraph-rsid="00273316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c0f47" officeooo:paragraph-rsid="002c0f47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a2a25" officeooo:paragraph-rsid="004269e6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4850a" officeooo:paragraph-rsid="0044850a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f1a14" officeooo:paragraph-rsid="004269e6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305128" officeooo:paragraph-rsid="00305128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305128" officeooo:paragraph-rsid="003395b7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29ced8" officeooo:paragraph-rsid="0029ced8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2bc6db" officeooo:paragraph-rsid="002bc6db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dca9b" officeooo:paragraph-rsid="002dca9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7331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eae6a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0512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1ba2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395b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5cd3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65bfd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6cdde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76d4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914b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b40ed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2a2a25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3df6a2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f1a14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c0f4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269e6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4850a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05128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65bfd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9ced8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39d6a9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1ba29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2c0f47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style:font-size-asian="12pt" style:font-size-complex="12pt"/>
    </style:style>
    <style:style style:name="T38" style:family="text">
      <style:text-properties style:font-name="DejaVu Sans Condensed" fo:font-size="12pt" officeooo:rsid="0026edbf" style:font-size-asian="12pt" style:font-size-complex="12pt"/>
    </style:style>
    <style:style style:name="T39" style:family="text">
      <style:text-properties style:font-name="DejaVu Sans Condensed" fo:font-size="12pt" fo:font-style="italic" fo:font-weight="normal" officeooo:rsid="0026edbf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DejaVu Sans Condensed" fo:font-size="12pt" fo:font-style="italic" fo:font-weight="normal" officeooo:rsid="00273316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style:font-name="DejaVu Sans Condensed" fo:font-size="12pt" fo:font-style="italic" fo:font-weight="normal" officeooo:rsid="004269e6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DejaVu Sans Condensed" fo:font-size="12pt" fo:font-style="italic" fo:font-weight="normal" officeooo:rsid="002a2a25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73316" style:font-weight-asian="bold" style:font-weight-complex="bold"/>
    </style:style>
    <style:style style:name="T45" style:family="text">
      <style:text-properties fo:font-weight="bold" officeooo:rsid="0026edbf" style:font-weight-asian="bold" style:font-weight-complex="bold"/>
    </style:style>
    <style:style style:name="T46" style:family="text">
      <style:text-properties fo:font-weight="bold" officeooo:rsid="0047794a" style:font-weight-asian="bold" style:font-weight-complex="bold"/>
    </style:style>
    <style:style style:name="T47" style:family="text">
      <style:text-properties officeooo:rsid="0026edbf"/>
    </style:style>
    <style:style style:name="T48" style:family="text">
      <style:text-properties officeooo:rsid="00273316"/>
    </style:style>
    <style:style style:name="T49" style:family="text">
      <style:text-properties officeooo:rsid="002897a2"/>
    </style:style>
    <style:style style:name="T50" style:family="text">
      <style:text-properties officeooo:rsid="002eae6a"/>
    </style:style>
    <style:style style:name="T51" style:family="text">
      <style:text-properties officeooo:rsid="003395b7"/>
    </style:style>
    <style:style style:name="T52" style:family="text">
      <style:text-properties officeooo:rsid="0035cd38"/>
    </style:style>
    <style:style style:name="T53" style:family="text">
      <style:text-properties officeooo:rsid="003b40ed"/>
    </style:style>
    <style:style style:name="T54" style:family="text">
      <style:text-properties officeooo:rsid="004779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4">5</text:span><text:span text:style-name="T36">0</text:span><text:span text:style-name="T34">1</text:span><text:span text:style-name="T25"> - </text:span><text:span text:style-name="T23">A/G</text:span><text:span text:style-name="T24"> - </text:span><text:span text:style-name="T28">Unguided Bombs, Rockets</text:span></text:p>
      <text:p text:style-name="P5"/>
      <text:p text:style-name="P1"><text:span text:style-name="T43">Master Arm</text:span> ... <text:span text:style-name="T43">ON</text:span></text:p>
      <text:p text:style-name="P1"><text:span text:style-name="T43">Master Mode</text:span> ... <text:span text:style-name="T43">A/G</text:span></text:p>
      <text:p text:style-name="P2"/>
      <text:p text:style-name="P6">CCIP bombing</text:p>
      <text:p text:style-name="P8">All</text:p>
      <text:list xml:id="list3289342341" text:style-name="L1">
        <text:list-item>
          <text:p text:style-name="P14"><text:span text:style-name="T2">On left MFD, go to </text:span><text:span text:style-name="T32">STORES</text:span><text:span text:style-name="T2"> page.</text:span></text:p>
        </text:list-item>
        <text:list-item>
          <text:p text:style-name="P22">Select unguided bombs.</text:p>
        </text:list-item>
        <text:list-item>
          <text:p text:style-name="P22">Set options:</text:p>
        </text:list-item>
      </text:list>
      <text:list xml:id="list265350906" text:style-name="L2">
        <text:list-item>
          <text:list>
            <text:list-item>
              <text:p text:style-name="P23"><text:span text:style-name="T43">MODE</text:span> ... <text:span text:style-name="T43">AUTO</text:span> (CCRP <text:span text:style-name="T50">level or toss</text:span>) <text:span text:style-name="T50">or</text:span> <text:span text:style-name="T43">CCIP</text:span> <text:span text:style-name="T49">(</text:span><text:span text:style-name="T50">FD is not implemented yet, </text:span><text:span text:style-name="T49">MAN is when you set the pipper depression manually)</text:span></text:p>
            </text:list-item>
            <text:list-item>
              <text:p text:style-name="P23"><text:span text:style-name="T43">MFUZ</text:span> ... use <text:span text:style-name="T44">NOSE</text:span><text:span text:style-name="T48"> or </text:span><text:span text:style-name="T43">NSTL</text:span> for most bombs, but see below</text:p>
            </text:list-item>
            <text:list-item>
              <text:p text:style-name="P23"><text:span text:style-name="T43">EFUZ</text:span> ... <text:span text:style-name="T46">As desired</text:span><text:span text:style-name="T54"> (</text:span><text:span text:style-name="T44">INST</text:span><text:span text:style-name="T48"> </text:span><text:span text:style-name="T54">recommended </text:span><text:span text:style-name="T48">for most bombs, but see below</text:span></text:p>
            </text:list-item>
            <text:list-item>
              <text:p text:style-name="P24"><text:span text:style-name="T43">DRAG</text:span> (if applicable) ... <text:span text:style-name="T43">FF</text:span> (Free Fall/slick) or <text:span text:style-name="T43">RET</text:span> (Retarded) as desired</text:p>
            </text:list-item>
          </text:list>
        </text:list-item>
      </text:list>
      <text:list xml:id="list204105532161061" text:continue-list="list3289342341" text:style-name="L1">
        <text:list-item>
          <text:p text:style-name="P22"><text:span text:style-name="T48">To set ripple and interval, press </text:span><text:span text:style-name="T44">UFC</text:span><text:span text:style-name="T48"> button. <text:s/>Then on </text:span><text:span text:style-name="T49">the </text:span><text:span text:style-name="T48">UFC </text:span><text:span text:style-name="T49">itself</text:span><text:span text:style-name="T48">:</text:span></text:p>
        </text:list-item>
      </text:list>
      <text:list xml:id="list3511277338" text:style-name="L3">
        <text:list-item>
          <text:list>
            <text:list-item>
              <text:p text:style-name="P25"><text:span text:style-name="T43">QTY</text:span> ... total number of release impulses</text:p>
            </text:list-item>
            <text:list-item>
              <text:p text:style-name="P25"><text:span text:style-name="T43">MULT</text:span> ... number of bombs to be dropped per impulse</text:p>
            </text:list-item>
            <text:list-item>
              <text:p text:style-name="P25">Total bombs dropped will be <text:span text:style-name="T43">QTY x MULT</text:span>.</text:p>
            </text:list-item>
            <text:list-item>
              <text:p text:style-name="P25"><text:span text:style-name="T43">INT</text:span> ... interval spacing in ft</text:p>
            </text:list-item>
          </text:list>
        </text:list-item>
      </text:list>
      <text:list xml:id="list204104502915957" text:continue-list="list204105532161061" text:style-name="L1">
        <text:list-item>
          <text:p text:style-name="P14"><text:span text:style-name="T2">Put CCIP dot on the target and </text:span><text:span text:style-name="T26">hold Red Button</text:span><text:span text:style-name="T2"> until all selected bombs are gone.</text:span></text:p>
        </text:list-item>
        <text:list-item>
          <text:p text:style-name="P15"><text:span text:style-name="T2">If there's a horizontal bar across the CCIP bomb fall line </text:span><text:span text:style-name="T7">(longer than the impact crosshair line)</text:span><text:span text:style-name="T2">, that's the "reflected cue": actual impact point is off the bottom of the HUD. <text:s/>Unlike F-16 and AV-8B, </text:span><text:span text:style-name="T39">holding pickle will not </text:span><text:span text:style-name="T40">convert to</text:span><text:span text:style-name="T39"> a CCRP drop</text:span><text:span text:style-name="T2">, you must either dive steeper or get to a lower altitude to make the reflected cue go away </text:span><text:span text:style-name="T3">and enable bomb release.</text:span></text:p>
        </text:list-item>
        <text:list-item>
          <text:p text:style-name="P15"><text:span text:style-name="T2">For best accuracy when using CCIP, press </text:span><text:span text:style-name="T26">Dish Hat up</text:span><text:span text:style-name="T2"> to put SOI to HUD/</text:span><text:span text:style-name="T10">HMD</text:span><text:span text:style-name="T2">. <text:s/>That will turn on </text:span><text:span text:style-name="T26">AGR</text:span><text:span text:style-name="T2"> (Air-Ground Ranging) radar mode, and radar will be used to get exact range to CCIP impact point. <text:s/></text:span><text:span text:style-name="T11">When SOI is in HUD/HMD you can also press </text:span><text:span text:style-name="T29">TDC press</text:span><text:span text:style-name="T11"> to designate a target (at VV, or HMD pipper), which will automatically switch you to </text:span><text:span text:style-name="T29">CCRP</text:span><text:span text:style-name="T11"> mode.</text:span></text:p>
        </text:list-item>
      </text:list>
      <text:p text:style-name="P11"><text:span text:style-name="T2">M</text:span><text:span text:style-name="T1">k 20/</text:span><text:span text:style-name="T4">CBU</text:span><text:span text:style-name="T1"> 99 Rockeye</text:span></text:p>
      <text:list xml:id="list3267582790" text:style-name="L4">
        <text:list-item>
          <text:p text:style-name="P16"><text:span text:style-name="T4">Buttons</text:span><text:span text:style-name="T5"> on SMS page:</text:span></text:p>
          <text:list>
            <text:list-item>
              <text:p text:style-name="P32"><text:span text:style-name="T22">MFUZ</text:span><text:span text:style-name="T1"> ... </text:span><text:span text:style-name="T22">VT</text:span></text:p>
            </text:list-item>
            <text:list-item>
              <text:p text:style-name="P16"><text:span text:style-name="T5">Press </text:span><text:span text:style-name="T30">HT</text:span><text:span text:style-name="T5"> </text:span><text:span text:style-name="T12">OSB</text:span><text:span text:style-name="T5"> to cycle through burst heights (shown in columns of data in the center). <text:s/>1200 or 1500 ft seems to work best.</text:span></text:p>
            </text:list-item>
          </text:list>
        </text:list-item>
      </text:list>
      <text:p text:style-name="P4"/>
      <text:p text:style-name="P10"><text:span text:style-name="T38">C</text:span><text:span text:style-name="T37">CRP bombing</text:span></text:p>
      <text:p text:style-name="P9">All</text:p>
      <text:list xml:id="list396684208" text:style-name="L5">
        <text:list-item>
          <text:p text:style-name="P17"><text:span text:style-name="T4">Designate a target, either from a </text:span><text:span text:style-name="T31">waypoint</text:span><text:span text:style-name="T4"> (</text:span><text:span text:style-name="T31">WPDSG</text:span><text:span text:style-name="T4"> </text:span><text:span text:style-name="T13">OSB</text:span><text:span text:style-name="T4"> on </text:span><text:span text:style-name="T31">HSI</text:span><text:span text:style-name="T4"> </text:span><text:span text:style-name="T7">or </text:span><text:span text:style-name="T27">SA</text:span><text:span text:style-name="T4"> </text:span><text:span text:style-name="T7">page</text:span><text:span text:style-name="T4">), with </text:span><text:span text:style-name="T31">TPOD</text:span><text:span text:style-name="T4"> (see other checklist), </text:span><text:span text:style-name="T7">on </text:span><text:span text:style-name="T27">A/G radar</text:span><text:span text:style-name="T7">, </text:span><text:span text:style-name="T4">or </text:span><text:span text:style-name="T31">visually</text:span><text:span text:style-name="T4">:</text:span></text:p>
          <text:list>
            <text:list-item>
              <text:p text:style-name="P33"><text:span text:style-name="T1">Press </text:span><text:span text:style-name="T22">Dish Hat up</text:span><text:span text:style-name="T1"> to put SOI in HUD. <text:s/>Shows "</text:span><text:span text:style-name="T22">Ball and Chain</text:span><text:span text:style-name="T1">" symbology.</text:span></text:p>
            </text:list-item>
            <text:list-item>
              <text:p text:style-name="P34"><text:span text:style-name="T6">Put Ball and Chain pipper on target, or look at target with HMD, and pre</text:span><text:span text:style-name="T1">ss </text:span><text:span text:style-name="T22">TDC press</text:span><text:span text:style-name="T1"> to </text:span><text:span text:style-name="T6">designate. <text:s/>T</text:span><text:span text:style-name="T1">hen adjust target diamond with </text:span><text:span text:style-name="T22">TDC slew</text:span><text:span text:style-name="T1"> if needed.</text:span></text:p>
            </text:list-item>
          </text:list>
        </text:list-item>
        <text:list-item>
          <text:p text:style-name="P26">Once you have a target, fly toward the bomb fall line.</text:p>
        </text:list-item>
        <text:list-item>
          <text:p text:style-name="P26">HUD shows <text:span text:style-name="T43">xx REL</text:span> countdown to release time, and <text:span text:style-name="T43">xx.x TGT</text:span> distance to target.</text:p>
        </text:list-item>
        <text:list-item>
          <text:p text:style-name="P18"><text:span text:style-name="T19">Release cue line falls from top of bomb fall line toward VV. <text:s/></text:span><text:span text:style-name="T35">Hold Red Button</text:span><text:span text:style-name="T19"> until all bombs drop.</text:span></text:p>
        </text:list-item>
      </text:list>
      <text:p text:style-name="P12"><text:span text:style-name="T41">L</text:span><text:span text:style-name="T42">ow level CCRP toss bombing</text:span></text:p>
      <text:list xml:id="list1292600314" text:style-name="L6">
        <text:list-item>
          <text:p text:style-name="P19"><text:span text:style-name="T20">B</text:span><text:span text:style-name="T16">egin pullup about </text:span><text:span text:style-name="T17">20</text:span><text:span text:style-name="T16"> seconds away from target. <text:s/></text:span><text:span text:style-name="T18">Pull up sharply to about </text:span><text:span text:style-name="T21">15-</text:span><text:span text:style-name="T18">20 deg nose up.</text:span></text:p>
        </text:list-item>
        <text:list-item>
          <text:p text:style-name="P27">As soon as you see the release cue line start moving down the bomb fall line, <text:span text:style-name="T43">stop pulling</text:span> and <text:span text:style-name="T43">stabilize in a steady climb</text:span>, holding pickle until release.</text:p>
        </text:list-item>
      </text:list>
      <text:list xml:id="list3083511469" text:style-name="L7">
        <text:list-item>
          <text:list>
            <text:list-item>
              <text:p text:style-name="P28">IMPORTANT: If you're dropping multiple bombs in a ripple and you're still changing pitch at the moment of release, some of the bombs might not drop. <text:s/>This may be due to the projected interval changing too rapidly.</text:p>
            </text:list-item>
          </text:list>
        </text:list-item>
      </text:list>
      <text:list xml:id="list204104630280730" text:continue-list="list1292600314" text:style-name="L6">
        <text:list-item>
          <text:p text:style-name="P29">Pull up will start about 3.75 nmi from the target, release at about 2.5-3 nmi and 1500 ft AGL, and with a hard pull away gives closest approach about 2-2.25 nmi.</text:p>
        </text:list-item>
      </text:list>
      <text:p text:style-name="P3"/>
      <text:p text:style-name="P7">Rockets</text:p>
      <text:list xml:id="list3053426572" text:style-name="L8">
        <text:list-item>
          <text:p text:style-name="P20"><text:span text:style-name="T2">On left MFD, go to </text:span><text:span text:style-name="T32">STORES</text:span><text:span text:style-name="T2"> page.</text:span></text:p>
        </text:list-item>
        <text:list-item>
          <text:p text:style-name="P20"><text:span text:style-name="T2">Select </text:span><text:span text:style-name="T7">rockets</text:span><text:span text:style-name="T2"> </text:span><text:span text:style-name="T8">(</text:span><text:span text:style-name="T33">61</text:span><text:span text:style-name="T8"> is 19-shot, </text:span><text:span text:style-name="T33">68</text:span><text:span text:style-name="T8"> is 7-shot, </text:span><text:span text:style-name="T33">10</text:span><text:span text:style-name="T8"> is Zuni, </text:span><text:span text:style-name="T33">S</text:span><text:span text:style-name="T8"> is Single </text:span><text:span text:style-name="T9">rocket per pickle press</text:span><text:span text:style-name="T8">, </text:span><text:span text:style-name="T33">R</text:span><text:span text:style-name="T8"> is Ripple </text:span><text:span text:style-name="T9">while pickle is held</text:span><text:span text:style-name="T8">; Single/Ripple is set up in the mission editor, cannot be changed in flight.)</text:span></text:p>
        </text:list-item>
        <text:list-item>
          <text:p text:style-name="P20"><text:span text:style-name="T7">Press </text:span><text:span text:style-name="T27">CCIP</text:span><text:span text:style-name="T7"> </text:span><text:span text:style-name="T15">OSB</text:span><text:span text:style-name="T7"> to use CCIP, or </text:span><text:span text:style-name="T27">MAN</text:span><text:span text:style-name="T7"> </text:span><text:span text:style-name="T15">OSB </text:span><text:span text:style-name="T7">if you want to set the pipper depression manually.</text:span></text:p>
        </text:list-item>
        <text:list-item>
          <text:p text:style-name="P30">Press <text:span text:style-name="T43">SGL</text:span> <text:span text:style-name="T53">OSB </text:span><text:span text:style-name="T51">to launch from one pod at a time, </text:span>or <text:span text:style-name="T43">SAL</text:span> <text:span text:style-name="T53">OSB </text:span><text:span text:style-name="T51">to launch from all pods of the same type.</text:span></text:p>
        </text:list-item>
        <text:list-item>
          <text:p text:style-name="P21"><text:span text:style-name="T9">For </text:span><text:span text:style-name="T28">MTR</text:span><text:span text:style-name="T9"> </text:span><text:span text:style-name="T15">OSB </text:span><text:span text:style-name="T9">(at bottom), leave at </text:span><text:span text:style-name="T28">M66</text:span><text:span text:style-name="T9"> (</text:span><text:span text:style-name="T14">MTR is </text:span><text:span text:style-name="T9">rocket motor type, documentation unclear, M66 seems to be default)</text:span></text:p>
        </text:list-item>
        <text:list-item>
          <text:p text:style-name="P31"><text:span text:style-name="T47">For best accuracy when using CCIP, press </text:span><text:span text:style-name="T45">Dish Hat up</text:span><text:span text:style-name="T47"> to put SOI to HUD/</text:span><text:span text:style-name="T52">HMD</text:span><text:span text:style-name="T47">. <text:s/>That will turn on </text:span><text:span text:style-name="T45">AGR</text:span><text:span text:style-name="T47"> (Air-Ground Ranging) radar mode, and radar will be used to get exact range to CCIP impact point.</text:span></text:p>
        </text:list-item>
        <text:list-item>
          <text:p text:style-name="P20"><text:span text:style-name="T2">Put CCIP dot on the target and </text:span><text:span text:style-name="T7">press</text:span><text:span text:style-name="T26"> Red Button</text:span><text:span text:style-name="T2"> </text:span><text:span text:style-name="T7">to fire rocket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0T20:41:04.251000000</dc:date>
    <meta:editing-duration>PT10H51M38S</meta:editing-duration>
    <meta:editing-cycles>4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738" meta:character-count="3765" meta:non-whitespace-character-count="3096"/>
  </office:meta>
</office:document-meta>
</file>